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modern" style:font-pitch="fixed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f5329"/>
    </style:style>
    <style:style style:name="P2" style:family="paragraph" style:parent-style-name="Standard">
      <style:text-properties style:font-name="Calibri" fo:font-weight="bold" officeooo:paragraph-rsid="000f5329" style:font-weight-asian="bold" style:font-weight-complex="bold"/>
    </style:style>
    <style:style style:name="P3" style:family="paragraph" style:parent-style-name="Standard">
      <style:text-properties style:font-name="Calibri" officeooo:paragraph-rsid="000f532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f5329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f5329" style:font-weight-asian="normal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fo:font-weight="normal" officeooo:rsid="000f5329" style:font-style-asian="italic" style:font-weight-asian="normal" style:font-style-complex="italic" style:font-weight-complex="normal"/>
    </style:style>
    <style:style style:name="T7" style:family="text">
      <style:text-properties fo:color="#c9211e" loext:opacity="100%" fo:font-style="italic" fo:font-weight="normal" officeooo:rsid="000f5329" style:font-style-asian="italic" style:font-weight-asian="normal" style:font-style-complex="italic" style:font-weight-complex="normal"/>
    </style:style>
    <style:style style:name="T8" style:family="text">
      <style:text-properties fo:color="#c9211e" loext:opacity="100%" fo:font-style="italic" style:font-style-asian="italic" style:font-style-complex="italic"/>
    </style:style>
    <style:style style:name="T9" style:family="text">
      <style:text-properties fo:color="#666666" loext:opacity="100%" fo:font-style="italic" fo:font-weight="normal" officeooo:rsid="000f5329" style:font-style-asian="italic" style:font-weight-asian="normal" style:font-style-complex="italic" style:font-weight-complex="normal"/>
    </style:style>
    <style:style style:name="T10" style:family="text">
      <style:text-properties fo:color="#666666" loext:opacity="100%" fo:font-style="italic" style:font-style-asian="italic" style:font-style-complex="italic"/>
    </style:style>
    <style:style style:name="T11" style:family="text">
      <style:text-properties fo:color="#666666" loext:opacity="100%" fo:font-style="italic" fo:font-weight="bold" officeooo:rsid="000f5329" style:font-style-asian="italic" style:font-weight-asian="bold" style:font-style-complex="italic" style:font-weight-complex="bold"/>
    </style:style>
    <style:style style:name="T12" style:family="text">
      <style:text-properties fo:color="#666666" loext:opacity="100%" fo:font-style="normal" fo:font-weight="normal" officeooo:rsid="000f5329" style:font-style-asian="normal" style:font-weight-asian="normal" style:font-style-complex="normal" style:font-weight-complex="normal"/>
    </style:style>
    <style:style style:name="T13" style:family="text">
      <style:text-properties fo:color="#000000" loext:opacity="100%" fo:font-style="normal" fo:font-weight="normal" officeooo:rsid="000f5329" style:font-style-asian="normal" style:font-weight-asian="normal" style:font-style-complex="normal" style:font-weight-complex="normal"/>
    </style:style>
    <style:style style:name="T14" style:family="text">
      <style:text-properties fo:color="#000000" loext:opacity="100%" fo:font-style="normal" fo:font-weight="bold" officeooo:rsid="000f5329" style:font-style-asian="normal" style:font-weight-asian="bold" style:font-style-complex="normal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1 - Conta pra gente os detalhes sobre a fundação da empresa?</text:p>
      <text:p text:style-name="P3">Estava eu, nobre camponesa assistindo vídeos no tiktok sobre maquiagens que as gringas usavam e vendo o quanto os cílios postiços faziam diferença na maquiagem como um todo, pensei, por que não vender aqui no Brasil?</text:p>
      <text:p text:style-name="P3"><text:line-break/><text:span text:style-name="T1">2 - O que te motivou a criar a Astra faux?</text:span></text:p>
      <text:p text:style-name="P3">O principal motivo de fundar a Astra Faux foi disponibilizar a facilidade dos cílios importados para que, nós brasileiras, pudessem fazer as maquiagens que tanto gostamos com cílios que façam a diferença na maquiagem!</text:p>
      <text:p text:style-name="P3"><text:line-break/><text:span text:style-name="T1">3 - Seu objetivo com a Astra Faux?</text:span></text:p>
      <text:p text:style-name="P3"><text:span text:style-name="T3">Ser referência quando se trata de cílios postiços.</text:span><text:span text:style-name="T1"><text:line-break/></text:span><text:line-break/><text:span text:style-name="T1">4 - Por que o nome Astra </text:span><text:span text:style-name="T2">F</text:span><text:span text:style-name="T1">aux?</text:span></text:p>
      <text:p text:style-name="P3"><text:span text:style-name="T3">Pensei em um nome único que combine com suas cores de uma personagem que tanto gosto.</text:span><text:span text:style-name="T9">( Aqui no caso seria a Astra né, a gente pode colocar uma foto dela do lado só pra quem chegar nessa parte entender a ligação, ou não tmb a gente vê)</text:span></text:p>
      <text:p text:style-name="P3"><text:span text:style-name="T9"/></text:p>
      <text:p text:style-name="P1"><text:span text:style-name="T11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modern" style:font-pitch="fixed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27T11:06:49.016000000</meta:creation-date>
    <dc:date>2023-06-27T11:14:04.399000000</dc:date>
    <meta:editing-duration>PT7M15S</meta:editing-duration>
    <meta:editing-cycles>1</meta:editing-cycles>
    <meta:document-statistic meta:table-count="0" meta:image-count="0" meta:object-count="0" meta:page-count="1" meta:paragraph-count="7" meta:word-count="164" meta:character-count="887" meta:non-whitespace-character-count="727"/>
    <meta:generator>LibreOffice/7.5.3.2$Windows_X86_64 LibreOffice_project/9f56dff12ba03b9acd7730a5a481eea045e468f3</meta:generator>
  </office:meta>
</office:document-meta>
</file>